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AUCAR VILLA CARLO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3134518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CO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AUCAR VILLA CARLO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313451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RIVEÑO FLORES, WALT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9519790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168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68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8/2021</text:p>
          </table:table-cell>
          <table:table-cell table:style-name="Tabla2.A2" office:value-type="string">
            <text:p text:style-name="P9">307281</text:p>
          </table:table-cell>
          <table:table-cell table:style-name="Tabla2.A2" office:value-type="string">
            <text:p text:style-name="P9">588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4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2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3T21:41:46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